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list-style-name="">
      <style:text-properties officeooo:rsid="002b1973" officeooo:paragraph-rsid="002b1973"/>
    </style:style>
    <style:style style:name="P2" style:family="paragraph" style:parent-style-name="Title">
      <style:text-properties officeooo:rsid="001416fa" officeooo:paragraph-rsid="001416fa"/>
    </style:style>
    <style:style style:name="P3" style:family="paragraph" style:parent-style-name="Text_20_body">
      <style:text-properties officeooo:rsid="001416fa" officeooo:paragraph-rsid="001416fa"/>
    </style:style>
    <style:style style:name="P4" style:family="paragraph" style:parent-style-name="Text_20_body">
      <style:text-properties officeooo:paragraph-rsid="001416fa"/>
    </style:style>
    <style:style style:name="P5" style:family="paragraph" style:parent-style-name="Text_20_body">
      <style:text-properties officeooo:rsid="001cce58" officeooo:paragraph-rsid="001cce58"/>
    </style:style>
    <style:style style:name="P6" style:family="paragraph" style:parent-style-name="Text_20_body">
      <style:text-properties officeooo:paragraph-rsid="001cce58"/>
    </style:style>
    <style:style style:name="P7" style:family="paragraph" style:parent-style-name="Heading_20_1" style:list-style-name="">
      <style:text-properties officeooo:rsid="001416fa" officeooo:paragraph-rsid="001416fa"/>
    </style:style>
    <style:style style:name="P8" style:family="paragraph" style:parent-style-name="Heading_20_1" style:list-style-name="">
      <style:text-properties officeooo:rsid="001cce58" officeooo:paragraph-rsid="001cce58"/>
    </style:style>
    <style:style style:name="P9" style:family="paragraph" style:parent-style-name="Heading_20_1" style:list-style-name="">
      <style:text-properties officeooo:rsid="001cebc4" officeooo:paragraph-rsid="001cebc4"/>
    </style:style>
    <style:style style:name="P10" style:family="paragraph" style:parent-style-name="Heading_20_1" style:list-style-name="">
      <style:text-properties officeooo:paragraph-rsid="001416fa"/>
    </style:style>
    <style:style style:name="P11" style:family="paragraph" style:parent-style-name="Heading_20_1">
      <style:paragraph-properties fo:break-before="page"/>
      <style:text-properties officeooo:rsid="001416fa" officeooo:paragraph-rsid="001416fa"/>
    </style:style>
    <style:style style:name="P12" style:family="paragraph" style:parent-style-name="Heading_20_1">
      <style:paragraph-properties fo:break-before="page"/>
      <style:text-properties officeooo:rsid="001cce58" officeooo:paragraph-rsid="001cce58"/>
    </style:style>
    <style:style style:name="P13" style:family="paragraph" style:parent-style-name="Heading_20_1">
      <style:paragraph-properties fo:break-before="page"/>
      <style:text-properties officeooo:rsid="001cebc4" officeooo:paragraph-rsid="001cebc4"/>
    </style:style>
    <style:style style:name="P14" style:family="paragraph" style:parent-style-name="Heading_20_1">
      <style:paragraph-properties fo:break-before="page"/>
      <style:text-properties officeooo:paragraph-rsid="001416fa"/>
    </style:style>
    <style:style style:name="T1" style:family="text">
      <style:text-properties officeooo:rsid="001416fa"/>
    </style:style>
    <style:style style:name="T2" style:family="text">
      <style:text-properties officeooo:rsid="00158fec"/>
    </style:style>
    <style:style style:name="T3" style:family="text">
      <style:text-properties officeooo:rsid="00174624"/>
    </style:style>
    <style:style style:name="T4" style:family="text">
      <style:text-properties officeooo:rsid="0017b6c1"/>
    </style:style>
    <style:style style:name="T5" style:family="text">
      <style:text-properties officeooo:rsid="001962eb"/>
    </style:style>
    <style:style style:name="T6" style:family="text">
      <style:text-properties fo:font-style="italic" style:font-style-asian="italic" style:font-style-complex="italic"/>
    </style:style>
    <style:style style:name="T7" style:family="text">
      <style:text-properties officeooo:rsid="00204842"/>
    </style:style>
    <style:style style:name="T8" style:family="text">
      <style:text-properties officeooo:rsid="002143f8"/>
    </style:style>
    <style:style style:name="T9" style:family="text">
      <style:text-properties officeooo:rsid="00225f00"/>
    </style:style>
    <style:style style:name="T10" style:family="text">
      <style:text-properties officeooo:rsid="0023c263"/>
    </style:style>
    <style:style style:name="T11" style:family="text">
      <style:text-properties officeooo:rsid="0025f255"/>
    </style:style>
    <style:style style:name="T12" style:family="text">
      <style:text-properties officeooo:rsid="00271d73"/>
    </style:style>
    <style:style style:name="T13" style:family="text">
      <style:text-properties officeooo:rsid="002b1973"/>
    </style:style>
    <style:style style:name="T14" style:family="text">
      <style:text-properties officeooo:rsid="002def1c"/>
    </style:style>
    <style:style style:name="T15" style:family="text">
      <style:text-properties officeooo:rsid="002f40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Tile Game Document <text:span text:style-name="T11">(proper title for game and document pending)</text:span></text:p>
      <text:p text:style-name="P3"/>
      <text:h text:style-name="P10" text:outline-level="1"/>
      <text:h text:style-name="P14" text:outline-level="1"><text:span text:style-name="T1">Foreword</text:span></text:h>
      <text:p text:style-name="P4"><text:tab/><text:span text:style-name="T10">This document provides a road map of development and desired features for the finished product.</text:span></text:p>
      <text:h text:style-name="P7" text:outline-level="1"/>
      <text:h text:style-name="P11" text:outline-level="1">Introduction</text:h>
      <text:p text:style-name="P3"><text:tab/>The goal of this project is to implement a single player two dimensional top down role-playing game that combines real time combat with resource gathering and city building using the <text:span text:style-name="T6">Mysanthropy</text:span> game engine. The game takes place in an alternate universe where <text:span text:style-name="T4">advanced</text:span> technology and fantasy elements coexist. The story revolves around the user’s chosen character—a survivalist young adult male or female—who, along with others, were on a flight that crashed on a hostile dangerous remote island. The user must gather resources to survive the dangerous creatures and rescue other playable characters throughout the island. <text:span text:style-name="T2">Users must increase the skill levels of each playable character in order to progress through increasingly difficult areas and situations. The characters are unable to remember the exact events that lead to the crash and the mystery must be solved incrementally as the story progresses.</text:span></text:p>
      <text:p text:style-name="P3"><text:tab/><text:span text:style-name="T3">The core elements of game play consist of gathering resources, farming crops, constructing buildings, crafting items, fighting enemies, and looting difficult dungeons.</text:span></text:p>
      <text:p text:style-name="P3"><text:tab/><text:span text:style-name="T2">The game is available for PC, Android, and iOS platforms that are 64-bit. There is no intention to support older 32-bit hardware.</text:span></text:p>
      <text:p text:style-name="P3"><text:tab/><text:span text:style-name="T13">The game engine is designed to be generic and support both 2D and 3D projects.</text:span></text:p>
      <text:h text:style-name="P1" text:outline-level="1"/>
      <text:h text:style-name="P11" text:outline-level="1">Chapter 1: The Story</text:h>
      <text:p text:style-name="P4"><text:tab/><text:span text:style-name="T3">The story opens with the starting playable character, a survivalist boy or girl named by the user, waking up on a small island. This character instinctively embarks on a quest to gather food from the plants and animals nearby and begins to gather resources needed to build a small shelter for the night. This boy or girl wishes to seek out survivors who may be located on the larger part of the island; however, the smaller isle is surrounded by sharks so the user must become equipped and strong enough to defeat them in order to safely swim to the main island.</text:span></text:p>
      <text:p text:style-name="P4"><text:tab/><text:span text:style-name="T5">Once the survivalist has cleared the water of the dangerous threat, they are able to begin fishing by placing nets crafted from tree vines. Exploration of the greater beach sub zone reveals more helpful natural resources from the loot of hostile creatures, as well as a dangerous cave inhabited by vicious denizens and an insane exiled humanoid mage who has imprisoned another survivor. This survivor is a druid, skilled in the craft of pacifying beasts, summoning spirits of life, and restoring the land’s vitality. Once the beastly mage is slaughtered and his key recovered, the survivalist rescues the druid, who joins them on the quest for finding more survivors and resources. At this point the survivalist and druid decide to build new shelters on the main beach in order to be closer to the resources. The survivalist gathers wild crops and their seeds and uses them to start a primitive farm near their settlement.</text:span></text:p>
      <text:p text:style-name="P4"><text:tab/><text:span text:style-name="T8">The group continues east searching for survivors. They encounter large boulders that are blocking the path inward to the rest of the island. They know that these boulders will require a lot of effort and resources to dislodge.</text:span></text:p>
      <text:p text:style-name="P4"><text:tab/><text:span text:style-name="T15">The group continues to encounter a hostile humanoid type. These are later shown to be the trolls. They have sent scouts to the lower uninhabited parts of the isle. The group realizes that the hostile mage in the first cave was an exiled troll.</text:span></text:p>
      <text:p text:style-name="P4"><text:tab/><text:span text:style-name="T8">On the eastern side of the beach, the group finds another cavern—one swarming with dangerous, poisonous large spiders. These spiders are a good source of crafting materials as well as ingredients for poison antidotes. Exploration of the cave reveals another survivor—a thief—who has been captured by the spider matriarch. The survivors rescue the thief after defeating the spider matriarch. The thief only agrees to join the group if he is allowed to keep the bulk of the share of treasure he steals from the island’s wealth.</text:span></text:p>
      <text:p text:style-name="P4"><text:tab/><text:span text:style-name="T14">The group continues to gather resources and improve the settlement with useful buildings until they are finally able to move the fallen rocks blocking the way to even more resources and possible survivors. This opens the way to a lush forest and lake.</text:span></text:p>
      <text:p text:style-name="P4"><text:tab/><text:span text:style-name="T14">Upon scouting the newly accessible area, the group discovers an abandoned mine. This will prove to be a rich resource for gathering ores, essential elements for crafting and repairing weapons and armor.</text:span></text:p>
      <text:h text:style-name="P7" text:outline-level="1"/>
      <text:h text:style-name="P11" text:outline-level="1">Chapter 2: Game implementation</text:h>
      <text:p text:style-name="P5"><text:tab/><text:span text:style-name="T7">The game and its engine is implemented in modern C++17 and SDL2, modern OpenGL, Lua 5.3, and other libraries. The goal of this is to keep the game as portable as possible and modern C++ features facilitate ease of development. By creating a new engine from scratch, the author has complete control over licensing and avoids the restrictions of existing commercial engines such as Unity.</text:span></text:p>
      <text:h text:style-name="P8" text:outline-level="1"/>
      <text:h text:style-name="P12" text:outline-level="1">Chapter 3: Game mechanics</text:h>
      <text:p text:style-name="P6"><text:tab/><text:span text:style-name="T12">The player controlled characters move around the map with the arrow keys. Diagonal movement is supported; however, the movement speed is normalized so that traveling diagonally is the same speed as traveling up or sideways.</text:span></text:p>
      <text:p text:style-name="P6"><text:tab/><text:span text:style-name="T9">The game world has many interactive objects on the map such as trees, shrubs, rocks, monsters, and more. Some objects placed by the user are also interactive such as farm land with crops. The user interacts with static non-moving objects by clicking on the objects to target them, and clicking again to begin harvesting a piece of the object. Trees, for example, can generally be harvested 70 times, each harvest dropping one piece of wood and giving the user one experience point. The user’s avatar must be within a certain range in order to harvest the object. MOBs are targeted the same as static objects; however, the user attacks them using abilities on the bottom center action bar.</text:span></text:p>
      <text:h text:style-name="P9" text:outline-level="1"/>
      <text:h text:style-name="P13" text:outline-level="1">Chapter 4: Combat System</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0:18:36.358000000</meta:creation-date>
    <dc:date>2019-02-28T08:36:44.407000000</dc:date>
    <meta:editing-duration>P1DT8H7M43S</meta:editing-duration>
    <meta:editing-cycles>25</meta:editing-cycles>
    <meta:generator>LibreOffice/6.1.2.1$Windows_X86_64 LibreOffice_project/65905a128db06ba48db947242809d14d3f9a93fe</meta:generator>
    <meta:document-statistic meta:table-count="0" meta:image-count="0" meta:object-count="0" meta:page-count="7" meta:paragraph-count="22" meta:word-count="964" meta:character-count="5802" meta:non-whitespace-character-count="4850"/>
  </office:meta>
</office:document-meta>
</file>